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paragraph-rsid="00079465"/>
    </style:style>
    <style:style style:name="P3" style:family="paragraph" style:parent-style-name="Standard">
      <style:text-properties fo:language="pt" fo:country="PT" officeooo:rsid="00079465" officeooo:paragraph-rsid="00079465"/>
    </style:style>
    <style:style style:name="P4" style:family="paragraph" style:parent-style-name="Standard">
      <style:text-properties fo:language="pt" fo:country="PT" fo:font-weight="bold" officeooo:rsid="000af03f" officeooo:paragraph-rsid="000af03f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1d7e40" officeooo:paragraph-rsid="001d7e40" style:font-weight-asian="bold" style:font-weight-complex="bold"/>
    </style:style>
    <style:style style:name="P6" style:family="paragraph" style:parent-style-name="Standard">
      <style:text-properties fo:language="pt" fo:country="PT" officeooo:paragraph-rsid="000de8e6"/>
    </style:style>
    <style:style style:name="P7" style:family="paragraph" style:parent-style-name="Standard">
      <style:text-properties fo:language="pt" fo:country="PT" fo:font-weight="normal" officeooo:rsid="00163186" officeooo:paragraph-rsid="00166af0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63186" officeooo:paragraph-rsid="0019ebbb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173e93" officeooo:paragraph-rsid="0019ac87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1362ec" officeooo:paragraph-rsid="0023a08d" style:font-weight-asian="normal" style:font-weight-complex="normal"/>
    </style:style>
    <style:style style:name="P11" style:family="paragraph" style:parent-style-name="Standard">
      <style:text-properties fo:language="pt" fo:country="PT" officeooo:paragraph-rsid="001fbea5"/>
    </style:style>
    <style:style style:name="P12" style:family="paragraph" style:parent-style-name="Standard">
      <style:text-properties officeooo:paragraph-rsid="000588c3"/>
    </style:style>
    <style:style style:name="P13" style:family="paragraph" style:parent-style-name="Standard">
      <style:text-properties officeooo:paragraph-rsid="00079465"/>
    </style:style>
    <style:style style:name="P14" style:family="paragraph" style:parent-style-name="Standard">
      <style:text-properties fo:font-weight="bold" officeooo:rsid="000de8e6" officeooo:paragraph-rsid="00079465" style:font-weight-asian="bold" style:font-weight-complex="bold"/>
    </style:style>
    <style:style style:name="P15" style:family="paragraph" style:parent-style-name="Standard">
      <style:text-properties fo:font-weight="bold" officeooo:rsid="001362ec" officeooo:paragraph-rsid="001362ec" style:font-weight-asian="bold" style:font-weight-complex="bold"/>
    </style:style>
    <style:style style:name="P16" style:family="paragraph" style:parent-style-name="Standard">
      <style:text-properties fo:font-weight="bold" officeooo:rsid="0014fd3b" officeooo:paragraph-rsid="0014fd3b" style:font-weight-asian="bold" style:font-weight-complex="bold"/>
    </style:style>
    <style:style style:name="P17" style:family="paragraph" style:parent-style-name="Standard">
      <style:text-properties officeooo:paragraph-rsid="000de8e6"/>
    </style:style>
    <style:style style:name="P18" style:family="paragraph" style:parent-style-name="Standard">
      <style:text-properties fo:font-weight="normal" officeooo:paragraph-rsid="000de8e6" style:font-weight-asian="normal" style:font-weight-complex="normal"/>
    </style:style>
    <style:style style:name="P19" style:family="paragraph" style:parent-style-name="Standard">
      <style:text-properties officeooo:rsid="00227ff4" officeooo:paragraph-rsid="00227ff4"/>
    </style:style>
    <style:style style:name="P20" style:family="paragraph" style:parent-style-name="Standard">
      <style:text-properties officeooo:paragraph-rsid="0023a08d"/>
    </style:style>
    <style:style style:name="P21" style:family="paragraph" style:parent-style-name="Standard">
      <style:text-properties officeooo:rsid="0025fa2b" officeooo:paragraph-rsid="0025fa2b"/>
    </style:style>
    <style:style style:name="P22" style:family="paragraph" style:parent-style-name="Standard">
      <style:text-properties officeooo:paragraph-rsid="00297dcb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588c3"/>
    </style:style>
    <style:style style:name="T3" style:family="text">
      <style:text-properties fo:language="pt" fo:country="PT" officeooo:rsid="00079465"/>
    </style:style>
    <style:style style:name="T4" style:family="text">
      <style:text-properties fo:language="pt" fo:country="PT" officeooo:rsid="000de8e6"/>
    </style:style>
    <style:style style:name="T5" style:family="text">
      <style:text-properties fo:language="pt" fo:country="PT" officeooo:rsid="000fefca"/>
    </style:style>
    <style:style style:name="T6" style:family="text">
      <style:text-properties fo:language="pt" fo:country="PT" fo:font-weight="normal" officeooo:rsid="001362ec" style:font-weight-asian="normal" style:font-weight-complex="normal"/>
    </style:style>
    <style:style style:name="T7" style:family="text">
      <style:text-properties fo:language="pt" fo:country="PT" fo:font-weight="normal" officeooo:rsid="0023a08d" style:font-weight-asian="normal" style:font-weight-complex="normal"/>
    </style:style>
    <style:style style:name="T8" style:family="text">
      <style:text-properties fo:language="pt" fo:country="PT" fo:font-weight="normal" officeooo:rsid="0025fa2b" style:font-weight-asian="normal" style:font-weight-complex="normal"/>
    </style:style>
    <style:style style:name="T9" style:family="text">
      <style:text-properties fo:language="pt" fo:country="PT" officeooo:rsid="0021a299"/>
    </style:style>
    <style:style style:name="T10" style:family="text">
      <style:text-properties fo:language="pt" fo:country="PT" officeooo:rsid="0023a08d"/>
    </style:style>
    <style:style style:name="T11" style:family="text">
      <style:text-properties officeooo:rsid="00079465"/>
    </style:style>
    <style:style style:name="T12" style:family="text">
      <style:text-properties officeooo:rsid="0008ae8f"/>
    </style:style>
    <style:style style:name="T13" style:family="text">
      <style:text-properties officeooo:rsid="000de8e6"/>
    </style:style>
    <style:style style:name="T14" style:family="text">
      <style:text-properties officeooo:rsid="00166af0"/>
    </style:style>
    <style:style style:name="T15" style:family="text">
      <style:text-properties officeooo:rsid="0019ebbb"/>
    </style:style>
    <style:style style:name="T16" style:family="text">
      <style:text-properties fo:language="fr" fo:country="FR"/>
    </style:style>
    <style:style style:name="T17" style:family="text">
      <style:text-properties officeooo:rsid="0023a08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362ec" style:font-weight-asian="normal" style:font-weight-complex="normal"/>
    </style:style>
    <style:style style:name="T20" style:family="text">
      <style:text-properties fo:font-weight="normal" officeooo:rsid="0023a08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tion</text:p>
      <text:p text:style-name="P11">Eu vou falar sobre o Porto, apresentando sua história rapidamente.</text:p>
      <text:p text:style-name="P12"><text:span text:style-name="T2">C</text:span><text:span text:style-name="T1">om a sua aglomeração, </text:span><text:span text:style-name="T9">Porto </text:span><text:span text:style-name="T1">é a segunda cidade mais populosa depois de Lisboa</text:span></text:p>
      <text:p text:style-name="P1"><text:bookmark text:name="result_box2"/>É a capital da região norte de Portugal</text:p>
      <text:p text:style-name="Standard"/>
      <text:p text:style-name="P13"><text:span text:style-name="T11">Uma frase popuplar diz que e</text:span><text:span text:style-name="T3">nquanto Lisboa é linda, Coimbra estuda, Braga reza e Porto trabalha</text:span></text:p>
      <text:p text:style-name="P19">(‘Quand Lisbonne se fait<text:span text:style-name="T16"> belle, Coimbra étudie, Braga prie et Porto travaille)</text:span></text:p>
      <text:p text:style-name="P19"/>
      <text:p text:style-name="P2"><text:bookmark text:name="result_box7"/><text:span text:style-name="T11">Porto também é conhecido pelo seu vinho.</text:span></text:p>
      <text:p text:style-name="P3">O vinho do Porto é um vinho natural e fortificado com conhaque</text:p>
      <text:p text:style-name="P3">É produzido na região Norte de Portugal, <text:span text:style-name="T12">em Douro, </text:span>a cerca de 100 km a leste da cidad<text:span text:style-name="T12">e</text:span> do Porto</text:p>
      <text:p text:style-name="P14"><text:span text:style-name="T1"/></text:p>
      <text:p text:style-name="P15"><text:span text:style-name="T1">Antiguidade:</text:span></text:p>
      <text:p text:style-name="P2"><text:span text:style-name="T13">Os mais antigos traços humanos datam do século VIII (oito) A.C (antes cristo)</text:span></text:p>
      <text:p text:style-name="P13"><text:span text:style-name="T3"/></text:p>
      <text:p text:style-name="P17"><text:bookmark text:name="result_box12"/><text:span text:style-name="T3">Diz a lenda que Cale, </text:span><text:bookmark text:name="firstHeading"/><text:span text:style-name="T4">uma </text:span><text:span text:style-name="T3">Argonautas, </text:span><text:span text:style-name="T4">chegou à foz (‘l’embouchure’) do Douro, </text:span><text:bookmark text:name="result_box13"/><text:span text:style-name="T4">e fundou a cidade.</text:span></text:p>
      <text:p text:style-name="P18"><text:span text:style-name="T5">E</text:span><text:span text:style-name="T1">la foi nomeada Portus Cale. </text:span><text:span text:style-name="T5">(‘le port de Cale’)</text:span></text:p>
      <text:p text:style-name="P18"/>
      <text:p text:style-name="P6"><text:span text:style-name="T13">Alguns séculos depois, os romanos mudaram a cidade para o outro lado do Douro,</text:span></text:p>
      <text:p text:style-name="P6"><text:span text:style-name="T13">p</text:span>orque foi mais propício para a navegação.</text:p>
      <text:p text:style-name="P6"/>
      <text:p text:style-name="P17"><text:span text:style-name="T1">A partir do século V, a cidade já é um importante centro administrativo e comercial.</text:span></text:p>
      <text:p text:style-name="P13"><text:span text:style-name="T3"/></text:p>
      <text:p text:style-name="P15"><text:span text:style-name="T1">Idade média:</text:span></text:p>
      <text:p text:style-name="P10">A partir do ano 711 <text:span text:style-name="T17">(setecentos e onze)</text:span>, as invasões muçulmanas iniciantes,</text:p>
      <text:p text:style-name="P20"><text:span text:style-name="T6">e porto foi conquistado entre os anos 715 </text:span><text:span text:style-name="T7">(setecentos e quinze)</text:span><text:span text:style-name="T6">.</text:span></text:p>
      <text:p text:style-name="P20"><text:span text:style-name="T6"/></text:p>
      <text:p text:style-name="P21"><text:span text:style-name="T6">Passado um século e meio, em 868, surgem as primeiras tentativas de reconquista definitiva, Vímara Peres, fundador da terra portugalense, teve uma importante contribuição na conquista do território, restaurando assim a cidade de Portucale.</text:span></text:p>
      <text:p text:style-name="P21"><text:span text:style-name="T7"/></text:p>
      <text:p text:style-name="P22"><text:span text:style-name="T7">No entanto, foi no século XI que Portugal se tornou Porto, </text:span><text:bookmark text:name="result_box"/><text:span text:style-name="T7">graças à independência de Castela e Leão e do Portugal.</text:span></text:p>
      <text:p text:style-name="P15"><text:span text:style-name="T1"/></text:p>
      <text:p text:style-name="P16">Era moderna :</text:p>
      <text:p text:style-name="P7"><text:bookmark text:name="result_box18"/>Infante <text:span text:style-name="T14">Dom H</text:span>enrique do Porto ('Henry le navigateur'), foi <text:span text:style-name="T14">em </text:span>1415 <text:s/><text:span text:style-name="T14">(mil quatrocentos e quinze) </text:span>para a conquista do Marrocos.<text:line-break/>Ele lançou Portugal, e Porto, na aventura marítima e colonial dos séculos que se seguiram<text:line-break/><text:line-break/>Nos estaleiros dos portos <text:s/>(‘chantiers navals’) , serão construídos os navios responsáveis por trazer de volta a Lisboa, a madeira do Brasil, as especiarias (‘les épices’), e transportar os barris de vinho para a Inglaterra.</text:p>
      <text:p text:style-name="P7"/>
      <text:p text:style-name="P9">A partir do século XV (quinze), os ricos embelezam (‘embelissent’) a cidade, construindo igrejas e palácios, graças ao ouro recuperado das minas brasileiras.</text:p>
      <text:p text:style-name="P9"/>
      <text:p text:style-name="P8">Porto se torna uma cidade barroca, até 1900 <text:span text:style-name="T15">(mil e novecentos)</text:span>, quando a Europa se modernizou com o surgimento da arquitetura de ferro.A cidade foi muito importante para a proteção dos direitos portugueses no século XIX</text:p>
      <text:p text:style-name="P8"/>
      <text:p text:style-name="P5"><text:bookmark text:name="result_box28"/>conclusão: <text:span text:style-name="T18">Para concluir, o Porto é uma cidade muito antiga. Ele mudou ao longo dos séculos, mas permaneceu muito marítimo. É por isso que ela manteve o mesmo nome do Por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3:31:54.235891457</meta:creation-date>
    <dc:date>2018-05-16T16:17:04.241636586</dc:date>
    <meta:editing-duration>PT2H30M25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419" meta:character-count="2509" meta:non-whitespace-character-count="2113"/>
  </office:meta>
</office:document-meta>
</file>